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weight="bold" officeooo:rsid="0019ee27" officeooo:paragraph-rsid="0019ee27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Arial" fo:font-weight="normal" officeooo:rsid="0019ee27" officeooo:paragraph-rsid="0019ee27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Arial" fo:font-weight="normal" officeooo:rsid="001bfebe" officeooo:paragraph-rsid="001bfebe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Arial" fo:font-weight="normal" officeooo:rsid="001bfebe" officeooo:paragraph-rsid="0022b24e" style:font-weight-asian="normal" style:font-weight-complex="normal"/>
    </style:style>
    <style:style style:name="T1" style:family="text">
      <style:text-properties officeooo:rsid="001c68d7"/>
    </style:style>
    <style:style style:name="T2" style:family="text">
      <style:text-properties officeooo:rsid="001f1d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CHAMENTO 5</text:p>
      <text:p text:style-name="P1"/>
      <text:p text:style-name="P1"/>
      <text:p text:style-name="P1">CAP. 5 - ESCALONAMENTO DE CPU</text:p>
      <text:p text:style-name="P1"/>
      <text:p text:style-name="P2"/>
      <text:p text:style-name="P3"><text:tab/>O escalonamento de CPU é a base dos sistemas operacionais multiprogramados. Ao alternar a CPU entre os processos, o sistema operacional pode tornar o computador produtivo.</text:p>
      <text:p text:style-name="P4"><text:tab/><text:span text:style-name="T2">O objetivo da multiprogramação é sempre ter algum processo em execução para maximizar a utilização do CPU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las </meta:initial-creator>
    <meta:creation-date>2016-10-10T10:53:01.921141967</meta:creation-date>
    <dc:date>2016-10-10T12:04:26.888945364</dc:date>
    <dc:creator>douglas </dc:creator>
    <meta:editing-duration>PT57M34S</meta:editing-duration>
    <meta:editing-cycles>10</meta:editing-cycles>
    <meta:generator>LibreOffice/4.3.3.2$Linux_X86_64 LibreOffice_project/430m0$Build-2</meta:generator>
    <meta:document-statistic meta:table-count="0" meta:image-count="0" meta:object-count="0" meta:page-count="1" meta:paragraph-count="4" meta:word-count="51" meta:character-count="320" meta:non-whitespace-character-count="271"/>
  </office:meta>
</office:document-meta>
</file>